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a2cb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text-properties style:font-name="Liberation Mono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style:text-position="super 58%" loext:padding="0in" loext:border="non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530. Maximal Score After Applying K Operations</text:h>
      <text:p text:style-name="P5">You are given a <text:span text:style-name="Strong_20_Emphasis"><text:span text:style-name="T1">0-indexed</text:span></text:span> integer array <text:span text:style-name="Source_20_Text"><text:span text:style-name="T2">nums</text:span></text:span> and an integer <text:span text:style-name="Source_20_Text"><text:span text:style-name="T2">k</text:span></text:span>. You have a <text:span text:style-name="Strong_20_Emphasis"><text:span text:style-name="T1">starting score</text:span></text:span> of <text:span text:style-name="Source_20_Text"><text:span text:style-name="T2">0</text:span></text:span>.</text:p>
      <text:p text:style-name="P5">In one <text:span text:style-name="Strong_20_Emphasis"><text:span text:style-name="T1">operation</text:span></text:span>:</text:p>
      <text:list text:style-name="L1">
        <text:list-item>
          <text:p text:style-name="P6">choose an index <text:span text:style-name="Source_20_Text"><text:span text:style-name="T2">i</text:span></text:span> such that <text:span text:style-name="Source_20_Text"><text:span text:style-name="T2">0 &lt;= i &lt; nums.length</text:span></text:span>,</text:p>
        </text:list-item>
        <text:list-item>
          <text:p text:style-name="P6">increase your <text:span text:style-name="Strong_20_Emphasis"><text:span text:style-name="T1">score</text:span></text:span> by <text:span text:style-name="Source_20_Text"><text:span text:style-name="T2">nums[i]</text:span></text:span>, and</text:p>
        </text:list-item>
        <text:list-item>
          <text:p text:style-name="P7">replace <text:span text:style-name="Source_20_Text"><text:span text:style-name="T2">nums[i]</text:span></text:span> with <text:span text:style-name="Source_20_Text"><text:span text:style-name="T2">ceil(nums[i] / 3)</text:span></text:span>.</text:p>
        </text:list-item>
      </text:list>
      <text:p text:style-name="P5">Return <text:span text:style-name="Emphasis"><text:span text:style-name="T1">the maximum possible </text:span></text:span><text:span text:style-name="Emphasis"><text:span text:style-name="Strong_20_Emphasis"><text:span text:style-name="T1">score</text:span></text:span></text:span><text:span text:style-name="Emphasis"><text:span text:style-name="T1"> you can attain after applying </text:span></text:span><text:span text:style-name="Emphasis"><text:span text:style-name="Strong_20_Emphasis"><text:span text:style-name="T1">exactly</text:span></text:span></text:span> <text:span text:style-name="Source_20_Text"><text:span text:style-name="T2">k</text:span></text:span> <text:span text:style-name="Emphasis"><text:span text:style-name="T1">operations</text:span></text:span>.</text:p>
      <text:p text:style-name="P5">The ceiling function <text:span text:style-name="Source_20_Text"><text:span text:style-name="T2">ceil(val)</text:span></text:span> is the least integer greater than or equal to <text:span text:style-name="Source_20_Text"><text:span text:style-name="T2">val</text:span></text:span>.</text:p>
      <text:p text:style-name="P5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 nums = [10,10,10,10,10], k = 5</text:p>
      <text:p text:style-name="P3"><text:span text:style-name="Strong_20_Emphasis"><text:span text:style-name="T1">Output:</text:span></text:span> 50</text:p>
      <text:p text:style-name="P2"><text:span text:style-name="Strong_20_Emphasis"><text:span text:style-name="T1">Explanation:</text:span></text:span> Apply the operation to each array element exactly once. The final score is 10 + 10 + 10 + 10 + 10 = 50.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 nums = [1,10,3,3,3], k = 3</text:p>
      <text:p text:style-name="P3"><text:span text:style-name="Strong_20_Emphasis"><text:span text:style-name="T1">Output:</text:span></text:span> 17</text:p>
      <text:p text:style-name="P3"><text:span text:style-name="Strong_20_Emphasis"><text:span text:style-name="T1">Explanation: </text:span></text:span>You can do the following operations:</text:p>
      <text:p text:style-name="P3">Operation 1: Select i = 1, so nums becomes [1,<text:span text:style-name="Strong_20_Emphasis"><text:span text:style-name="T3">4</text:span></text:span>,3,3,3]. Your score increases by 10.</text:p>
      <text:p text:style-name="P3">Operation 2: Select i = 1, so nums becomes [1,<text:span text:style-name="Strong_20_Emphasis"><text:span text:style-name="T3">2</text:span></text:span>,3,3,3]. Your score increases by 4.</text:p>
      <text:p text:style-name="P3">Operation 3: Select i = 2, so nums becomes [1,1,<text:span text:style-name="Strong_20_Emphasis"><text:span text:style-name="T3">1</text:span></text:span>,3,3]. Your score increases by 3.</text:p>
      <text:p text:style-name="P4">The final score is 10 + 4 + 3 = 17.</text:p>
      <text:p text:style-name="P5"> </text:p>
      <text:p text:style-name="P5"><text:span text:style-name="Strong_20_Emphasis"><text:span text:style-name="T1">Constraints:</text:span></text:span></text:p>
      <text:list text:style-name="L2">
        <text:list-item>
          <text:p text:style-name="P8"><text:span text:style-name="Source_20_Text"><text:span text:style-name="T2">1 &lt;= nums.length, k &lt;= 10</text:span></text:span><text:span text:style-name="Source_20_Text"><text:span text:style-name="T4">5</text:span></text:span></text:p>
        </text:list-item>
        <text:list-item>
          <text:p text:style-name="P9"><text:span text:style-name="Source_20_Text"><text:span text:style-name="T2">1 &lt;= nums[i] &lt;= 10</text:span></text:span><text:span text:style-name="Source_20_Text"><text:span text:style-name="T4">9</text:span></text:span></text:p>
        </text:list-item>
      </text:list>
      <text:p text:style-name="Text_20_body"/>
      <text:h text:style-name="P1" text:outline-level="1">2530. Maximal Score After Applying K Operations</text:h>
      <text:p text:style-name="P10">/*</text:p>
      <text:p text:style-name="P10"><text:s text:c="4"/><text:span text:style-name="T5">max heap</text:span></text:p>
      <text:p text:style-name="P10"><text:s text:c="4"/>Time complexity: O(klogn)</text:p>
      <text:p text:style-name="P10"><text:s text:c="4"/>space complexity: O(n)</text:p>
      <text:p text:style-name="P10">*/</text:p>
      <text:p text:style-name="P10">class Solution {</text:p>
      <text:p text:style-name="P10"><text:s text:c="4"/>public:</text:p>
      <text:p text:style-name="P10"><text:s text:c="8"/>long long maxKelements(vector&lt;int&gt;&amp; nums,int k){</text:p>
      <text:p text:style-name="P10"><text:s text:c="12"/>std::priority_queue&lt;int,std::vector&lt;int&gt;&gt; max_heap;</text:p>
      <text:p text:style-name="P10"><text:s text:c="12"/>for(auto&amp; e: nums) max_heap.push(e);</text:p>
      <text:p text:style-name="P10"><text:s text:c="12"/>long long score=0;</text:p>
      <text:p text:style-name="P10"><text:s text:c="12"/>while(k--){</text:p>
      <text:p text:style-name="P10"><text:s text:c="16"/>int mx=max_heap.top();</text:p>
      <text:p text:style-name="P10"><text:s text:c="16"/>max_heap.pop();</text:p>
      <text:p text:style-name="P10"><text:s text:c="16"/>score+=mx;</text:p>
      <text:p text:style-name="P10"><text:s text:c="16"/>mx=ceil((double)mx/3.0);</text:p>
      <text:p text:style-name="P10"><text:s text:c="16"/>max_heap.push(mx);</text:p>
      <text:p text:style-name="P10"><text:s text:c="12"/>}</text:p>
      <text:p text:style-name="P10"><text:s text:c="12"/>return score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7:30:47.834445033</meta:creation-date>
    <dc:date>2024-10-14T07:33:00.227421605</dc:date>
    <meta:editing-duration>PT2M15S</meta:editing-duration>
    <meta:editing-cycles>1</meta:editing-cycles>
    <meta:document-statistic meta:table-count="0" meta:image-count="0" meta:object-count="0" meta:page-count="2" meta:paragraph-count="47" meta:word-count="254" meta:character-count="1654" meta:non-whitespace-character-count="1265"/>
    <meta:generator>LibreOffice/24.2.6.2$Linux_X86_64 LibreOffice_project/420$Build-2</meta:generator>
  </office:meta>
</office:document-meta>
</file>